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4cm"/>
      <style:paragraph-properties style:writing-mode="lr-tb"/>
    </style:style>
    <style:style style:name="gr2" style:family="graphic" style:parent-style-name="objectwithoutfill">
      <style:graphic-properties draw:marker-end="Çizgi_20_ucu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4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3.4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cm" fo:min-width="5cm"/>
      <style:paragraph-properties style:writing-mode="lr-tb"/>
    </style:style>
    <style:style style:name="gr6" style:family="graphic" style:parent-style-name="objectwithoutfill">
      <style:graphic-properties draw:marker-end="Çizgi_20_ucu_20_2" draw:marker-end-width="0.3cm" draw:fill="none" draw:textarea-vertical-align="middle"/>
    </style:style>
    <style:style style:name="gr7" style:family="graphic" style:parent-style-name="objectwithoutfill">
      <style:graphic-properties draw:marker-end="Çizgi_20_ucu_20_3" draw:marker-end-width="0.3cm" draw:fill="none" draw:textarea-vertical-align="middle"/>
    </style:style>
    <style:style style:name="gr8" style:family="graphic" style:parent-style-name="objectwithoutfill">
      <style:graphic-properties draw:marker-end="Çizgi_20_ucu_20_4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25cm" fo:min-width="4.75cm"/>
      <style:paragraph-properties style:writing-mode="lr-tb"/>
    </style:style>
    <style:style style:name="gr10" style:family="graphic" style:parent-style-name="objectwithoutfill">
      <style:graphic-properties draw:marker-end="Çizgi_20_ucu_20_6" draw:marker-end-width="0.3cm" draw:fill="none" draw:textarea-vertical-align="middle"/>
    </style:style>
    <style:style style:name="gr11" style:family="graphic" style:parent-style-name="objectwithoutfill">
      <style:graphic-properties draw:marker-end="Çizgi_20_ucu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5cm" fo:min-width="6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2.25cm"/>
      <style:paragraph-properties style:writing-mode="lr-tb"/>
    </style:style>
    <style:style style:name="gr14" style:family="graphic" style:parent-style-name="objectwithoutfill">
      <style:graphic-properties draw:marker-end="Çizgi_20_ucu_20_22" draw:marker-end-width="0.3cm" draw:fill="none" draw:textarea-vertical-align="middle"/>
    </style:style>
    <style:style style:name="gr15" style:family="graphic" style:parent-style-name="objectwithoutfill">
      <style:graphic-properties draw:marker-end="Çizgi_20_ucu_20_23" draw:marker-end-width="0.3cm" draw:fill="none" draw:textarea-vertical-align="middle"/>
    </style:style>
    <style:style style:name="gr16" style:family="graphic" style:parent-style-name="objectwithoutfill">
      <style:graphic-properties draw:marker-end="Çizgi_20_ucu_20_24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2.756cm" fo:min-width="3.566cm"/>
      <style:paragraph-properties style:writing-mode="lr-tb"/>
    </style:style>
    <style:style style:name="gr18" style:family="graphic" style:parent-style-name="objectwithoutfill">
      <style:graphic-properties draw:marker-end="Çizgi_20_ucu_20_25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1" draw:layer="measurelines" svg:width="4.5cm" svg:height="3cm" svg:x="1cm" svg:y="1cm">
          <text:p text:style-name="P1">POSITION</text:p>
          <text:p text:style-name="P1">Enum pos</text:p>
          <draw:enhanced-geometry svg:viewBox="0 0 21600 21600" draw:type="rectangle" draw:enhanced-path="M 0 0 L 21600 0 21600 21600 0 21600 0 0 Z N"/>
        </draw:custom-shape>
        <draw:line draw:style-name="gr2" draw:text-style-name="P2" draw:layer="measurelines" svg:x1="5.5cm" svg:y1="2.5cm" svg:x2="8.25cm" svg:y2="2.5cm">
          <text:p/>
        </draw:line>
        <draw:custom-shape draw:style-name="gr3" draw:text-style-name="P1" draw:layer="measurelines" svg:width="4.75cm" svg:height="3cm" svg:x="8.25cm" svg:y="1cm">
          <text:p text:style-name="P1">SQUARE</text:p>
          <text:p text:style-name="P1">(stdbool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measurelines" svg:width="3.95cm" svg:height="3cm" svg:x="24.75cm" svg:y="1cm">
          <text:p text:style-name="P1">FRAM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measurelines" svg:width="5.5cm" svg:height="3.25cm" svg:x="16.5cm" svg:y="3.25cm">
          <text:p text:style-name="P1">TABLE</text:p>
          <text:p text:style-name="P1">(stdio)</text:p>
          <draw:enhanced-geometry svg:viewBox="0 0 21600 21600" draw:type="rectangle" draw:enhanced-path="M 0 0 L 21600 0 21600 21600 0 21600 0 0 Z N"/>
        </draw:custom-shape>
        <draw:line draw:style-name="gr6" draw:text-style-name="P2" draw:layer="measurelines" svg:x1="13cm" svg:y1="3.25cm" svg:x2="16.5cm" svg:y2="4.5cm">
          <text:p/>
        </draw:line>
        <draw:line draw:style-name="gr7" draw:text-style-name="P2" draw:layer="measurelines" svg:x1="24.75cm" svg:y1="2.5cm" svg:x2="22cm" svg:y2="5cm">
          <text:p/>
        </draw:line>
        <draw:line draw:style-name="gr8" draw:text-style-name="P2" draw:layer="measurelines" svg:x1="3.25cm" svg:y1="4cm" svg:x2="3.25cm" svg:y2="6.5cm">
          <text:p/>
        </draw:line>
        <draw:custom-shape draw:style-name="gr1" draw:text-style-name="P1" draw:layer="measurelines" svg:width="4.5cm" svg:height="3cm" svg:x="1cm" svg:y="6.5cm">
          <text:p text:style-name="P1">PIECE</text:p>
          <text:p text:style-name="P1">Enum name</text:p>
          <text:p text:style-name="P1">Enum color</text:p>
          <draw:enhanced-geometry svg:viewBox="0 0 21600 21600" draw:type="rectangle" draw:enhanced-path="M 0 0 L 21600 0 21600 21600 0 21600 0 0 Z N"/>
        </draw:custom-shape>
        <draw:custom-shape draw:style-name="gr9" draw:text-style-name="P1" draw:layer="measurelines" svg:width="5.25cm" svg:height="2.5cm" svg:x="22.75cm" svg:y="10.5cm">
          <text:p text:style-name="P1">ANALYZE </text:p>
          <text:p text:style-name="P1">(string)</text:p>
          <draw:enhanced-geometry svg:viewBox="0 0 21600 21600" draw:type="rectangle" draw:enhanced-path="M 0 0 L 21600 0 21600 21600 0 21600 0 0 Z N"/>
        </draw:custom-shape>
        <draw:line draw:style-name="gr10" draw:text-style-name="P2" draw:layer="measurelines" svg:x1="16.5cm" svg:y1="6.25cm" svg:x2="12.75cm" svg:y2="6.75cm">
          <text:p/>
        </draw:line>
        <draw:line draw:style-name="gr11" draw:text-style-name="P2" draw:layer="measurelines" svg:x1="5.5cm" svg:y1="8.5cm" svg:x2="7.75cm" svg:y2="7.5cm">
          <text:p/>
        </draw:line>
        <draw:custom-shape draw:style-name="gr12" draw:text-style-name="P1" draw:layer="measurelines" svg:width="7cm" svg:height="5.25cm" svg:x="10.5cm" svg:y="11cm">
          <text:p text:style-name="P1">GAME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measurelines" svg:width="2.75cm" svg:height="2cm" svg:x="4.5cm" svg:y="13.5cm">
          <text:p text:style-name="P1">INPUT</text:p>
          <draw:enhanced-geometry svg:viewBox="0 0 21600 21600" draw:type="rectangle" draw:enhanced-path="M 0 0 L 21600 0 21600 21600 0 21600 0 0 Z N"/>
        </draw:custom-shape>
        <draw:line draw:style-name="gr14" draw:text-style-name="P2" draw:layer="measurelines" svg:x1="13cm" svg:y1="11.75cm" svg:x2="11.5cm" svg:y2="9.25cm">
          <text:p/>
        </draw:line>
        <draw:line draw:style-name="gr15" draw:text-style-name="P2" draw:layer="measurelines" svg:x1="10.25cm" svg:y1="13.5cm" svg:x2="7cm" svg:y2="14.75cm">
          <text:p/>
        </draw:line>
        <draw:line draw:style-name="gr16" draw:text-style-name="P2" draw:layer="measurelines" svg:x1="17.25cm" svg:y1="13.25cm" svg:x2="23cm" svg:y2="12cm">
          <text:p/>
        </draw:line>
        <draw:custom-shape draw:style-name="gr17" draw:text-style-name="P1" draw:layer="measurelines" svg:width="5.75cm" svg:height="4.25cm" svg:x="7.5cm" svg:y="5cm">
          <text:p text:style-name="P1">MO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" draw:layer="measurelines" svg:x1="18cm" svg:y1="6.5cm" svg:x2="16cm" svg:y2="11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/>
    <draw:gradient draw:name="Dolgun_20_Kırmızı" draw:display-name="Dolgun Kırmızı" draw:style="linear" draw:start-color="#ff6d6d" draw:end-color="#c9211e" draw:start-intensity="100%" draw:end-intensity="100%" draw:angle="30deg" draw:border="0%"/>
    <draw:gradient draw:name="Dolgun_20_Mavi" draw:display-name="Dolgun Mavi" draw:style="linear" draw:start-color="#729fcf" draw:end-color="#355269" draw:start-intensity="100%" draw:end-intensity="100%" draw:angle="30deg" draw:border="0%"/>
    <draw:gradient draw:name="Dolgun_20_Sarı" draw:display-name="Dolgun Sarı" draw:style="linear" draw:start-color="#ffde59" draw:end-color="#b47804" draw:start-intensity="100%" draw:end-intensity="100%" draw:angle="30deg" draw:border="0%"/>
    <draw:gradient draw:name="Dolgun_20_Yeşil" draw:display-name="Dolgun Yeşil" draw:style="linear" draw:start-color="#77bc65" draw:end-color="#127622" draw:start-intensity="100%" draw:end-intensity="100%" draw:angle="30deg" draw:border="0%"/>
    <draw:gradient draw:name="Şekiller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Çizgi_20_ucu_20_1" draw:display-name="Çizgi ucu 1" svg:viewBox="0 0 20 20" svg:d="M0 20l10-20 10 20z"/>
    <draw:marker draw:name="Çizgi_20_ucu_20_2" draw:display-name="Çizgi ucu 2" svg:viewBox="0 0 20 20" svg:d="M0 20l10-20 10 20z"/>
    <draw:marker draw:name="Çizgi_20_ucu_20_22" draw:display-name="Çizgi ucu 22" svg:viewBox="0 0 20 20" svg:d="M0 20l10-20 10 20z"/>
    <draw:marker draw:name="Çizgi_20_ucu_20_23" draw:display-name="Çizgi ucu 23" svg:viewBox="0 0 20 20" svg:d="M0 20l10-20 10 20z"/>
    <draw:marker draw:name="Çizgi_20_ucu_20_24" draw:display-name="Çizgi ucu 24" svg:viewBox="0 0 20 20" svg:d="M0 20l10-20 10 20z"/>
    <draw:marker draw:name="Çizgi_20_ucu_20_25" draw:display-name="Çizgi ucu 25" svg:viewBox="0 0 20 20" svg:d="M0 20l10-20 10 20z"/>
    <draw:marker draw:name="Çizgi_20_ucu_20_3" draw:display-name="Çizgi ucu 3" svg:viewBox="0 0 20 20" svg:d="M0 20l10-20 10 20z"/>
    <draw:marker draw:name="Çizgi_20_ucu_20_4" draw:display-name="Çizgi ucu 4" svg:viewBox="0 0 20 20" svg:d="M0 20l10-20 10 20z"/>
    <draw:marker draw:name="Çizgi_20_ucu_20_6" draw:display-name="Çizgi ucu 6" svg:viewBox="0 0 20 20" svg:d="M0 20l10-20 10 20z"/>
    <draw:marker draw:name="Çizgi_20_ucu_20_7" draw:display-name="Çizgi ucu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03T13:56:16.285013816</meta:creation-date>
    <dc:date>2021-02-03T17:37:27.885965048</dc:date>
    <meta:editing-duration>PT46M25S</meta:editing-duration>
    <meta:editing-cycles>5</meta:editing-cycles>
    <meta:generator>LibreOffice/7.0.3.1$Linux_X86_64 LibreOffice_project/00$Build-1</meta:generator>
    <meta:document-statistic meta:object-count="19"/>
  </office:meta>
</office:document-meta>
</file>